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licatesPredicate.evaluate( Object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necessaryBridgeFinder.UnnecessaryBridgeFinder( Set rej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necessaryBridgeFinder.visitMethodInsn( int opcode , String owner , String name , String desc , boolean it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necessaryBridgeFinder.visitMethod( int access , String name , String desc , String signature , String [ ] exce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nnecessaryBridgeFinder.addSuspectMethod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sPredicate.Duplicates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plicatesPredicate.getClassLoader( Class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necessaryBridgeFinder.visit( int version , int access , String name , String signature , String superName , String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uplicatesPredicate.DuplicatesPredicate( List allMethod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